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/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285f0b" officeooo:paragraph-rsid="00285f0b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30f465" officeooo:paragraph-rsid="0030f465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1" style:family="paragraph" style:parent-style-name="Standard">
      <style:text-properties style:font-name="Courier New" fo:font-size="10pt" fo:language="en" fo:country="US" officeooo:paragraph-rsid="00285f0b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en" fo:country="US" officeooo:rsid="00285f0b" officeooo:paragraph-rsid="00285f0b" style:font-size-asian="10pt" style:font-name-complex="Courier New" style:font-size-complex="10pt"/>
    </style:style>
    <style:style style:name="P13" style:family="paragraph" style:parent-style-name="Standard">
      <style:text-properties style:font-name="Courier New" fo:font-size="10pt" fo:language="en" fo:country="US" officeooo:rsid="00285f0b" officeooo:paragraph-rsid="002b6ac2" style:font-size-asian="10pt" style:font-name-complex="Courier New" style:font-size-complex="10pt"/>
    </style:style>
    <style:style style:name="P14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5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6" style:family="paragraph" style:parent-style-name="Standard">
      <style:text-properties style:font-name="Courier New" fo:font-size="10pt" fo:language="en" fo:country="US" fo:font-style="italic" officeooo:paragraph-rsid="00285f0b" style:font-size-asian="10pt" style:font-style-asian="italic" style:font-name-complex="Courier New" style:font-size-complex="10pt" style:font-style-complex="italic"/>
    </style:style>
    <style:style style:name="P17" style:family="paragraph" style:parent-style-name="Standard">
      <style:text-properties style:font-name="Courier New" fo:font-size="10pt" fo:language="en" fo:country="US" fo:font-style="italic" officeooo:rsid="00285f0b" officeooo:paragraph-rsid="00285f0b" style:font-size-asian="10pt" style:font-style-asian="italic" style:font-name-complex="Courier New" style:font-size-complex="10pt" style:font-style-complex="italic"/>
    </style:style>
    <style:style style:name="P18" style:family="paragraph" style:parent-style-name="Standard">
      <style:text-properties style:font-name="Courier New" fo:font-size="10pt" fo:language="en" fo:country="US" fo:font-style="italic" officeooo:paragraph-rsid="003604ae" style:font-size-asian="10pt" style:font-style-asian="italic" style:font-name-complex="Courier New" style:font-size-complex="10pt" style:font-style-complex="italic"/>
    </style:style>
    <style:style style:name="P19" style:family="paragraph" style:parent-style-name="Standard">
      <style:text-properties style:font-name="Courier New" fo:font-size="10pt" fo:language="en" fo:country="US" fo:font-style="italic" officeooo:paragraph-rsid="002e6239" style:font-size-asian="10pt" style:font-style-asian="italic" style:font-name-complex="Courier New" style:font-size-complex="10pt" style:font-style-complex="italic"/>
    </style:style>
    <style:style style:name="P20" style:family="paragraph" style:parent-style-name="Standard">
      <style:text-properties style:font-name="Courier New" fo:font-size="10pt" fo:language="en" fo:country="US" fo:font-style="italic" officeooo:paragraph-rsid="002c6f19" style:font-size-asian="10pt" style:font-style-asian="italic" style:font-name-complex="Courier New" style:font-size-complex="10pt" style:font-style-complex="italic"/>
    </style:style>
    <style:style style:name="P21" style:family="paragraph" style:parent-style-name="Standard">
      <style:text-properties style:font-name="Courier New" fo:font-size="10pt" fo:language="en" fo:country="US" fo:font-style="italic" officeooo:paragraph-rsid="0030f465" style:font-size-asian="10pt" style:font-style-asian="italic" style:font-name-complex="Courier New" style:font-size-complex="10pt" style:font-style-complex="italic"/>
    </style:style>
    <style:style style:name="P22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Courier New" fo:font-size="10pt" fo:language="en" fo:country="US" fo:font-style="normal" officeooo:paragraph-rsid="00285f0b" style:font-size-asian="10pt" style:font-style-asian="normal" style:font-name-complex="Courier New" style:font-size-complex="10pt" style:font-style-complex="normal"/>
    </style:style>
    <style:style style:name="P24" style:family="paragraph" style:parent-style-name="Standard">
      <style:text-properties style:font-name="Courier New" fo:font-size="10pt" fo:language="en" fo:country="US" fo:font-style="normal" officeooo:paragraph-rsid="002c6f19" style:font-size-asian="10pt" style:font-style-asian="normal" style:font-name-complex="Courier New" style:font-size-complex="10pt" style:font-style-complex="normal"/>
    </style:style>
    <style:style style:name="P25" style:family="paragraph" style:parent-style-name="Standard">
      <style:text-properties style:font-name="Courier New" fo:font-size="10pt" fo:language="en" fo:country="US" fo:font-style="normal" officeooo:paragraph-rsid="002e6239" style:font-size-asian="10pt" style:font-style-asian="normal" style:font-name-complex="Courier New" style:font-size-complex="10pt" style:font-style-complex="normal"/>
    </style:style>
    <style:style style:name="P26" style:family="paragraph" style:parent-style-name="Standard">
      <style:text-properties style:font-name="Courier New" fo:font-size="10pt" fo:language="en" fo:country="US" fo:font-style="normal" officeooo:paragraph-rsid="0030f465" style:font-size-asian="10pt" style:font-style-asian="normal" style:font-name-complex="Courier New" style:font-size-complex="10pt" style:font-style-complex="normal"/>
    </style:style>
    <style:style style:name="P27" style:family="paragraph" style:parent-style-name="Standard">
      <style:text-properties style:font-name="Courier New" fo:font-size="10pt" fo:language="en" fo:country="US" fo:font-style="normal" officeooo:paragraph-rsid="0037dbb4" style:font-size-asian="10pt" style:font-style-asian="normal" style:font-name-complex="Courier New" style:font-size-complex="10pt" style:font-style-complex="normal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16171b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text-properties fo:language="en" fo:country="US" officeooo:paragraph-rsid="00285f0b"/>
    </style:style>
    <style:style style:name="P33" style:family="paragraph" style:parent-style-name="Standard">
      <style:text-properties officeooo:paragraph-rsid="00285f0b"/>
    </style:style>
    <style:style style:name="P34" style:family="paragraph" style:parent-style-name="Normal">
      <style:text-properties fo:language="en" fo:country="US" text:display="none"/>
    </style:style>
    <style:style style:name="P35" style:family="paragraph" style:parent-style-name="Normal">
      <style:paragraph-properties fo:break-before="page"/>
    </style:style>
    <style:style style:name="P3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37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38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441744" style:font-size-asian="14pt" style:font-size-complex="14pt"/>
    </style:style>
    <style:style style:name="T11" style:family="text">
      <style:text-properties fo:font-size="14pt" fo:language="en" fo:country="US" officeooo:rsid="0044c3ff" style:font-size-asian="14pt" style:font-size-complex="14pt"/>
    </style:style>
    <style:style style:name="T12" style:family="text">
      <style:text-properties fo:font-size="14pt" fo:language="en" fo:country="US" officeooo:rsid="004bf327" style:font-size-asian="14pt" style:font-size-complex="14pt"/>
    </style:style>
    <style:style style:name="T13" style:family="text">
      <style:text-properties fo:font-size="14pt" fo:language="en" fo:country="US" officeooo:rsid="004e1570" style:font-size-asian="14pt" style:font-size-complex="14pt"/>
    </style:style>
    <style:style style:name="T14" style:family="text">
      <style:text-properties fo:color="#0000cc" loext:opacity="100%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5" style:family="text">
      <style:text-properties officeooo:rsid="001a49c9"/>
    </style:style>
    <style:style style:name="T16" style:family="text">
      <style:text-properties officeooo:rsid="001b737f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344ead"/>
    </style:style>
    <style:style style:name="T19" style:family="text">
      <style:text-properties officeooo:rsid="0037af12"/>
    </style:style>
    <style:style style:name="T20" style:family="text">
      <style:text-properties officeooo:rsid="0039e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9">JavaScript cheatsheet – v</text:span></text:span><text:span text:style-name="Default_20_Paragraph_20_Font"><text:span text:style-name="T11">4</text:span></text:span><text:span text:style-name="Default_20_Paragraph_20_Font"><text:span text:style-name="T10">.</text:span></text:span><text:span text:style-name="Default_20_Paragraph_20_Font"><text:span text:style-name="T12">3</text:span></text:span><text:span text:style-name="Default_20_Paragraph_20_Font"><text:span text:style-name="T11">.</text:span></text:span><text:span text:style-name="Default_20_Paragraph_20_Font"><text:span text:style-name="T13">1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4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605179580784"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38" text:outline-level="3">element.dataset &amp; data-* attributes</text:h>
          </table:table-cell>
          <table:table-cell table:style-name="Table1.C1" office:value-type="string">
            <text:h text:style-name="P37" text:outline-level="2"><text:bookmark text:name="TypedArray_objects"/>TypedArray</text:h>
          </table:table-cell>
        </table:table-row>
        <table:table-row table:style-name="TableLine1605179574528">
          <table:table-cell table:style-name="Table1.A2" office:value-type="string">
            <text:p text:style-name="P9"/>
            <text:p text:style-name="P9">IE8+</text:p>
            <text:p text:style-name="P9"/>
            <text:p text:style-name="P3">localStorage:</text:p>
            <text:p text:style-name="P9">localStorage.length;</text:p>
            <text:p text:style-name="P9">localStorage.key(index);</text:p>
            <text:p text:style-name="P9">localStorage.getItem(key);</text:p>
            <text:p text:style-name="P9">localStorage.setItem(key, data);</text:p>
            <text:p text:style-name="P9">localStorage.removeItem(key);</text:p>
            <text:p text:style-name="P9">localStorage.clear();</text:p>
            <text:p text:style-name="P9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9"/>
            <text:p text:style-name="P3">hasItem:</text:p>
            <text:p text:style-name="P9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9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9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9"/>
            <text:p text:style-name="P9">- IE11 compatible</text:p>
            <text:p text:style-name="P9">- element data-* attributes</text:p>
            <text:p text:style-name="P9">- no methods and events</text:p>
            <text:p text:style-name="P9"/>
            <text:p text:style-name="P3">camelcase:</text:p>
            <text:p text:style-name="P9">element.data-name</text:p>
            <text:p text:style-name="P9"><text:s text:c="2"/>-&gt; element.dataset.name</text:p>
            <text:p text:style-name="P9">element.data-first-second</text:p>
            <text:p text:style-name="P9"><text:s text:c="2"/>-&gt; element.dataset.firstSecond</text:p>
            <text:p text:style-name="P9"/>
            <text:p text:style-name="P3">set:</text:p>
            <text:p text:style-name="P9">element.dataset.name = "value";</text:p>
            <text:p text:style-name="P9">element.dataset["name"] = "value";</text:p>
            <text:p text:style-name="P9">element.setAttribute("data-name", "value");</text:p>
            <text:p text:style-name="P9">element["data-name"] = "value";</text:p>
            <text:p text:style-name="P9"/>
            <text:p text:style-name="P3">get:</text:p>
            <text:p text:style-name="P9">element.dataset.name;</text:p>
            <text:p text:style-name="P9">element.dataset["name"];</text:p>
            <text:p text:style-name="P9">element.getAttribute("data-name");</text:p>
            <text:p text:style-name="P9">element["data-name"];</text:p>
            <text:p text:style-name="P9"/>
            <text:p text:style-name="P3">remove:</text:p>
            <text:p text:style-name="P9">element.removeAttribute("data-name");</text:p>
            <text:p text:style-name="P9"/>
            <text:p text:style-name="P3">check:</text:p>
            <text:p text:style-name="P9">element.hasAttribute("data-name");</text:p>
            <text:p text:style-name="P9"/>
          </table:table-cell>
          <table:table-cell table:style-name="Table1.C2" office:value-type="string">
            <text:p text:style-name="P9"/>
            <text:p text:style-name="P9">IE10+11 compatible</text:p>
            <text:p text:style-name="P9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9">new &lt;TypedArray&gt;(length);</text:p>
            <text:p text:style-name="P9">new &lt;TypedArray&gt;(typedArray);</text:p>
            <text:p text:style-name="P9">new &lt;TypedArray&gt;(object);</text:p>
            <text:p text:style-name="P9">new &lt;TypedArray&gt;(buffer[,byteOffset[,len]]);</text:p>
            <text:p text:style-name="P9"/>
            <text:p text:style-name="P3">Int8Array();</text:p>
            <text:p text:style-name="P9">-128 to 127, 1 byte, int8_t, Shortint</text:p>
            <text:p text:style-name="P3">Uint8Array();</text:p>
            <text:p text:style-name="P9">0 to 255, 1 byte, uint8_t, <text:span text:style-name="T15">Byte</text:span></text:p>
            <text:p text:style-name="Standard"><text:span text:style-name="Default_20_Paragraph_20_Font"><text:span text:style-name="T3">Uint8ClampedArray(); - not in IE10-11</text:span></text:span></text:p>
            <text:p text:style-name="P9">0 to 255, 1 byte, uint8_t, <text:span text:style-name="T15">Byte</text:span></text:p>
            <text:p text:style-name="P3">Int16Array();</text:p>
            <text:p text:style-name="P9">-32768 to 32767, 2 byte, int16_t, Smallint</text:p>
            <text:p text:style-name="P3">Uint16Array();</text:p>
            <text:p text:style-name="P9">0 to 65535, 2 byte, uint16_t, <text:span text:style-name="T15">Word</text:span></text:p>
            <text:p text:style-name="P3">Int32Array();</text:p>
            <text:p text:style-name="P9">-2147483648 to 2147483647, 4 byte, int32_t</text:p>
            <text:p text:style-name="P3">Uint32Array();</text:p>
            <text:p text:style-name="P9">0 to 4294967295, 4 byte, uint32_t, Longword</text:p>
            <text:p text:style-name="P3">BigInt64Array(); - not in IE10-11</text:p>
            <text:p text:style-name="P9">-2**63 to 2**63-1, 8 byte, int64_t, Int64</text:p>
            <text:p text:style-name="P3">BigUint64Array(); - not in IE10-11</text:p>
            <text:p text:style-name="P9">0 to 2**64-1, 8 byte, uint64_t, QWord</text:p>
            <text:p text:style-name="P3">Float32Array();</text:p>
            <text:p text:style-name="P9">1.2x10-38 to 3.4x1038, 4 byte, float, <text:span text:style-name="T15">Real</text:span></text:p>
            <text:p text:style-name="P3">Float64Array();</text:p>
            <text:p text:style-name="P9">5.0x10-324 to 1.8x10308, 8 byte, <text:span text:style-name="T15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8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1605179575072">
          <table:table-cell table:style-name="Table1.A4" table:number-columns-spanned="3" office:value-type="string">
            <text:p text:style-name="P30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30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29"><text:span text:style-name="Source_20_Text"><text:span text:style-name="T4">target.dispatchEvent(&lt;event&gt;);</text:span></text:span></text:p>
            <text:p text:style-name="P29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34"/>
      <text:p text:style-name="P35"/>
      <table:table table:name="Table2" table:style-name="Table2">
        <table:table-column table:style-name="Table2.A"/>
        <table:table-column table:style-name="Table2.B"/>
        <table:table-row table:style-name="TableLine1605179574800"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 table:style-name="TableLine1605179582144">
          <table:table-cell table:style-name="Table2.A2" office:value-type="string">
            <text:p text:style-name="P9"/>
            <text:p text:style-name="P29"><text:span text:style-name="Source_20_Text"><text:span text:style-name="T4">IE10+IE11 don't have support for classList on SVG or MathML elements.</text:span></text:span></text:p>
            <text:p text:style-name="P9"/>
            <text:p text:style-name="P3">element.classList.add(String[,String]);</text:p>
            <text:p text:style-name="P9">IE10+11: yes (except the multiple arguments)</text:p>
            <text:p text:style-name="P15"/>
            <text:p text:style-name="P3">element.classList.remove(String[,String]);</text:p>
            <text:p text:style-name="P10">IE10+11: yes (except the multiple arguments)</text:p>
            <text:p text:style-name="P10">- Removing a class that does not exist, does NOT throw an error.</text:p>
            <text:p text:style-name="P9"/>
            <text:p text:style-name="P3">element.classList.contains(String);</text:p>
            <text:p text:style-name="P9">IE10+11: yes</text:p>
            <text:p text:style-name="P15"/>
            <text:p text:style-name="P3">element.classList.toggle(String[,force]);</text:p>
            <text:p text:style-name="P10">IE10+11: yes (except the second argument)</text:p>
            <text:p text:style-name="P10">- When only one argument is present: Toggle class value; if class exists then remove it and return false, if not, then add it and return true.</text:p>
            <text:p text:style-name="P10">- When a second argument is present: If the second argument evaluates to true, add specified class value, and if it evaluates to false, remove it.</text:p>
            <text:p text:style-name="P9"/>
            <text:p text:style-name="P3">element.classList.item(Number);</text:p>
            <text:p text:style-name="P9">IE10+11: yes</text:p>
            <text:p text:style-name="P9"/>
            <text:p text:style-name="P3">element.classList.length;</text:p>
            <text:p text:style-name="P9">IE10+11: yes</text:p>
            <text:p text:style-name="P15"/>
            <text:p text:style-name="P3">element.classList.replace(oldClass, newClass);</text:p>
            <text:p text:style-name="P10">IE10+11: No and the method isn't compatible with the Safari and mobile browsers too.</text:p>
            <text:p text:style-name="P15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9"/>
          </table:table-cell>
          <table:table-cell table:style-name="Table2.B2" office:value-type="string">
            <text:p text:style-name="P9"/>
            <text:p text:style-name="P9">IE8+</text:p>
            <text:p text:style-name="P9"/>
            <text:p text:style-name="Standard"><text:span text:style-name="Default_20_Paragraph_20_Font"><text:span text:style-name="T3">Valid Data Types</text:span></text:span></text:p>
            <text:p text:style-name="P9">- string</text:p>
            <text:p text:style-name="P9">- number</text:p>
            <text:p text:style-name="P9">- object (containing valid JSON values)</text:p>
            <text:p text:style-name="P9">- array</text:p>
            <text:p text:style-name="P9">- boolean</text:p>
            <text:p text:style-name="P9">- date</text:p>
            <text:p text:style-name="P9">- null</text:p>
            <text:p text:style-name="P9"/>
            <text:p text:style-name="Standard"><text:span text:style-name="Default_20_Paragraph_20_Font"><text:span text:style-name="T3">Invalid Data Types</text:span></text:span></text:p>
            <text:p text:style-name="P9">- function</text:p>
            <text:p text:style-name="P9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9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9"/>
            <text:p text:style-name="P3">JSON.stringify(value[,replacer[,space]]);</text:p>
            <text:p text:style-name="P9">Convert a JavaScript object to a JSON string.</text:p>
            <text:p text:style-name="P9"/>
            <text:p text:style-name="P9">JSON.stringify( { a: 1, b: "2", c: true } );</text:p>
            <text:p text:style-name="P15">// -&gt; "{\"a\":1,\"b\":\"2\",\"c\":true}"</text:p>
            <text:p text:style-name="P15"/>
            <text:p text:style-name="P9">JSON.stringify( [1, 2, 3, 4, 5] );</text:p>
            <text:p text:style-name="P15">// -&gt; "[1,2,3,4,5]"</text:p>
            <text:p text:style-name="P15"/>
            <text:p text:style-name="P3">JSON.parse(text[,reviver]);</text:p>
            <text:p text:style-name="P9">Parses a JSON string and returns a JavaScript object.</text:p>
            <text:p text:style-name="P9"/>
            <text:p text:style-name="P9">JSON.parse(JSON.stringify( {a: 1, b: "2", c: true} ));</text:p>
            <text:p text:style-name="P15">// -&gt; Object { a: 1, b: "2", c: true }</text:p>
            <text:p text:style-name="P15"/>
            <text:p text:style-name="P9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31"/>
      <text:p text:style-name="P35"/>
      <table:table table:name="Table3" table:style-name="Table3">
        <table:table-column table:style-name="Table3.A"/>
        <table:table-column table:style-name="Table3.B"/>
        <table:table-row table:style-name="TableLine1605179577520"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5">BigInt <text:span text:style-name="T16">(Int64)</text:span></text:p>
          </table:table-cell>
        </table:table-row>
        <table:table-row table:style-name="TableLine1605179577792">
          <table:table-cell table:style-name="Table3.A2" office:value-type="string">
            <text:p text:style-name="P9"/>
            <text:p text:style-name="P29"><text:span text:style-name="Source_20_Text"><text:span text:style-name="T4">IE9: XML support</text:span></text:span></text:p>
            <text:p text:style-name="P29"><text:span text:style-name="Source_20_Text"><text:span text:style-name="T4">IE10+IE11: XML, SVG and HTML support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9"/>
          </table:table-cell>
          <table:table-cell table:style-name="Table3.B4" table:number-rows-spanned="3" office:value-type="string">
            <text:p text:style-name="P9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9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9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9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9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9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9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9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9"/>
          </table:table-cell>
        </table:table-row>
        <table:table-row table:style-name="TableLine1605179582960">
          <table:table-cell table:style-name="Table3.A3" office:value-type="string">
            <text:p text:style-name="P8">DOMParser sample function</text:p>
          </table:table-cell>
          <table:covered-table-cell/>
        </table:table-row>
        <table:table-row table:style-name="TableLine1605179578064">
          <table:table-cell table:style-name="Table3.A4" office:value-type="string">
            <text:p text:style-name="P14"/>
            <text:p text:style-name="P14">function parseHTML (str) {</text:p>
            <text:p text:style-name="P14"><text:s text:c="2"/>return Array.from(</text:p>
            <text:p text:style-name="P14"><text:s text:c="4"/>(new DOMParser())</text:p>
            <text:p text:style-name="P14"><text:s text:c="6"/>.parseFromString(str, "text/html")</text:p>
            <text:p text:style-name="P14"><text:s text:c="6"/>.childNodes[0]</text:p>
            <text:p text:style-name="P14"><text:s text:c="6"/>.childNodes[1]</text:p>
            <text:p text:style-name="P14"><text:s text:c="6"/>.childNodes</text:p>
            <text:p text:style-name="P14"><text:s text:c="2"/>);</text:p>
            <text:p text:style-name="P14">}</text:p>
            <text:p text:style-name="P14"/>
            <text:p text:style-name="P14">parseHTML(</text:p>
            <text:p text:style-name="P14"><text:s text:c="2"/>"&lt;div&gt;1&lt;p&gt;2&lt;/p&gt;&lt;p&gt;3&lt;/p&gt;&lt;/div&gt;"</text:p>
            <text:p text:style-name="P14"><text:s text:c="2"/>+ "&lt;div&gt;4&lt;p&gt;5&lt;/p&gt;&lt;p&gt;6&lt;/p&gt;&lt;/div&gt;"</text:p>
            <text:p text:style-name="P14"><text:s text:c="2"/>+ "&lt;div&gt;7&lt;/div&gt;"</text:p>
            <text:p text:style-name="P14"><text:s text:c="2"/>+ "&lt;p&gt;8&lt;/p&gt;"</text:p>
            <text:p text:style-name="P14">);</text:p>
            <text:p text:style-name="P22">// -&gt; Array(4) [ div, div, div, p ]</text:p>
            <text:p text:style-name="P22">// Tested in IE11, Edge, Firefox and Chrome.</text:p>
            <text:p text:style-name="P14"/>
          </table:table-cell>
          <table:covered-table-cell/>
        </table:table-row>
      </table:table>
      <text:p text:style-name="P31"/>
      <text:p text:style-name="P31"/>
      <text:p text:style-name="P31"/>
      <text:p text:style-name="P3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ableLine1605179568272">
          <table:table-cell table:style-name="Táblázat1.A1" office:value-type="string">
            <text:p text:style-name="P6">Fetch</text:p>
          </table:table-cell>
          <table:table-cell table:style-name="Táblázat1.B1" office:value-type="string">
            <text:p text:style-name="P7">Fetch <text:span text:style-name="T20">POST</text:span></text:p>
          </table:table-cell>
        </table:table-row>
        <table:table-row table:style-name="TableLine1605179568816">
          <table:table-cell table:style-name="Táblázat1.A2" office:value-type="string">
            <text:p text:style-name="P11"/>
            <text:p text:style-name="P13">Firefox 39, Chrome 42, Edge14, Opera29 , Safari 10.1, Samsung <text:span text:style-name="T19">I. </text:span>4.0</text:p>
            <text:p text:style-name="P12"/>
            <text:p text:style-name="P17">// Example GET method implementation with TEXT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 data =&gt; console.log(data) )</text:p>
            <text:p text:style-name="P12"><text:s text:c="2"/>.catch( error =&gt; console.log(error) );</text:p>
            <text:p text:style-name="P12"/>
            <text:p text:style-name="P17">// Example GET method implementation with JSON:</text:p>
            <text:p text:style-name="P12">fetch("https://api.coindesk.com/v1/bpi/currentprice.json")</text:p>
            <text:p text:style-name="P12"><text:s text:c="2"/>.then( response =&gt; response.json() )</text:p>
            <text:p text:style-name="P12"><text:s text:c="2"/>.then( data =&gt; console.log(data.bpi.USD.rate) )</text:p>
            <text:p text:style-name="P12"><text:s text:c="2"/>.catch( error =&gt; console.log(error) );</text:p>
            <text:p text:style-name="P12"/>
            <text:p text:style-name="P17">// Example GET method implementation with TEXT and JSON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text =&gt; console.log(JSON.parse(text).bpi.USD.rate+"\n"+text))</text:p>
            <text:p text:style-name="P12"><text:s text:c="2"/>.catch( error =&gt; console.log(error) );</text:p>
            <text:p text:style-name="P12"/>
            <text:p text:style-name="P17">// Example POST method implementation with upload JSON data:</text:p>
            <text:p text:style-name="P12">const data = { username: "example" };</text:p>
            <text:p text:style-name="P12">fetch("https://example.com/profile", {</text:p>
            <text:p text:style-name="P12"><text:s text:c="4"/>method: "POST", // or "PUT"</text:p>
            <text:p text:style-name="P12"><text:s text:c="4"/>headers: { "Content-Type": "application/json", },</text:p>
            <text:p text:style-name="P12"><text:s text:c="4"/>body: JSON.stringify(data),</text:p>
            <text:p text:style-name="P12"><text:s text:c="2"/>})</text:p>
            <text:p text:style-name="P12"><text:s text:c="2"/>.then(response =&gt; response.json())</text:p>
            <text:p text:style-name="P12"><text:s text:c="2"/>.then(data =&gt; { console.log("Success:", data); })</text:p>
            <text:p text:style-name="P12"><text:s text:c="2"/>.catch((error) =&gt; { console.error("Error:", error); });</text:p>
            <text:p text:style-name="P12"/>
            <text:p text:style-name="P11"/>
          </table:table-cell>
          <table:table-cell table:style-name="Táblázat1.B2" office:value-type="string">
            <text:p text:style-name="P16"/>
            <text:p text:style-name="P16">// Example POST method implementation:</text:p>
            <text:p text:style-name="P18">// Default options are marked with *</text:p>
            <text:p text:style-name="P23">async function postData(url = "<text:span text:style-name="T18">url</text:span>", data = {}) {</text:p>
            <text:p text:style-name="P23"><text:s text:c="2"/>const response = await fetch(url, {</text:p>
            <text:p text:style-name="P25"><text:s text:c="4"/>method: "POST", </text:p>
            <text:p text:style-name="P19"><text:s text:c="4"/>// *GET, POST, PUT, DELETE, etc.</text:p>
            <text:p text:style-name="P25"><text:s text:c="4"/>mode: "cors",</text:p>
            <text:p text:style-name="P19"><text:s text:c="4"/>// no-cors, *cors, same-origin</text:p>
            <text:p text:style-name="P25"><text:s text:c="4"/>cache: "no-cache", </text:p>
            <text:p text:style-name="P19"><text:s text:c="4"/>// *default, no-cache, reload, force-cache, only-if-cached</text:p>
            <text:p text:style-name="P25"><text:s text:c="4"/>credentials: "same-origin", </text:p>
            <text:p text:style-name="P19"><text:s text:c="4"/>// include, *same-origin, omit</text:p>
            <text:p text:style-name="P27"><text:s text:c="4"/>headers: {"Content-Type": "application/json"},</text:p>
            <text:p text:style-name="P23"><text:s text:c="4"/><text:span text:style-name="T17">// "Content-Type": "application/x-www-form-urlencoded"</text:span></text:p>
            <text:p text:style-name="P25"><text:s text:c="4"/>redirect: "follow", </text:p>
            <text:p text:style-name="P19"><text:s text:c="4"/>// manual, *follow, error</text:p>
            <text:p text:style-name="P24"><text:s text:c="4"/>referrerPolicy: "no-referrer",</text:p>
            <text:p text:style-name="P20"><text:s text:c="4"/>// no-referrer, *no-referrer-when-downgrade, origin, origin-when-cross-origin, same-origin, strict-origin, strict-origin-when-cross-origin, unsafe-url</text:p>
            <text:p text:style-name="P24"><text:s text:c="4"/>body: JSON.stringify(data) </text:p>
            <text:p text:style-name="P20"><text:s text:c="4"/>// body data type must match "Content-Type" header</text:p>
            <text:p text:style-name="P23"><text:s text:c="2"/>});</text:p>
            <text:p text:style-name="P26"><text:s text:c="2"/>return response.json();</text:p>
            <text:p text:style-name="P21"><text:s text:c="2"/>// parses JSON response into native JavaScript objects</text:p>
            <text:p text:style-name="P23">}</text:p>
            <text:p text:style-name="P23"/>
            <text:p text:style-name="P23">postData("https://example.com/answer", { answer: 42 })</text:p>
            <text:p text:style-name="P23"><text:s text:c="2"/>.then(data =&gt; { console.log(data); });</text:p>
            <text:p text:style-name="P23"><text:s text:c="2"/><text:span text:style-name="T17">// JSON data parsed by `data.json()` call</text:span></text:p>
            <text:p text:style-name="P16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/ </text:span></text:span>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6-16T21:11:55.453000000</dc:date>
    <meta:print-date>2019-10-25T15:04:00Z</meta:print-date>
    <meta:editing-cycles>253</meta:editing-cycles>
    <meta:editing-duration>PT12H53M2S</meta:editing-duration>
    <meta:document-statistic meta:table-count="4" meta:image-count="0" meta:object-count="0" meta:page-count="4" meta:paragraph-count="247" meta:word-count="966" meta:character-count="8156" meta:non-whitespace-character-count="7238"/>
    <meta:template xlink:type="simple" xlink:actuate="onRequest" xlink:title="" xlink:href="../js-cheatsheet2.odt/Normal.dotm"/>
  </office:meta>
</office:document-meta>
</file>